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400000229E854457F45BD6150.jpg" manifest:media-type="image/jpeg"/>
  <manifest:file-entry manifest:full-path="Pictures/1000000100000200000002000AAEF08A30667342.png" manifest:media-type="image/png"/>
  <manifest:file-entry manifest:full-path="Pictures/10000000000000CD000000F66889BED8FC4AFE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17cm, 0cm, 0cm)" draw:image-opacity="100%" style:mirror="none"/>
    </style:style>
    <style:style style:name="pr1" style:family="presentation" style:parent-style-name="Blue_5f_Curve-title">
      <style:graphic-properties draw:fill-color="#3465a4"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draw:auto-grow-height="true" fo:min-height="3cm"/>
      <style:paragraph-properties style:writing-mode="lr-tb"/>
    </style:style>
    <style:style style:name="P1" style:family="paragraph">
      <style:paragraph-properties style:writing-mode="lr-tb"/>
      <style:text-properties fo:color="#3465a4" loext:opacity="100%"/>
    </style:style>
    <style:style style:name="P2" style:family="paragraph">
      <loext:graphic-properties draw:fill-color="#3465a4"/>
      <style:paragraph-properties style:writing-mode="lr-tb"/>
      <style:text-properties fo:color="#3465a4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27cm" svg:y="9.525cm" presentation:class="title" presentation:user-transformed="true">
          <draw:text-box>
            <text:p text:style-name="P1"><text:span text:style-name="T1">Final Exams</text:span><text:span text:style-name="T1"><text:line-break/></text:span><text:span text:style-name="T1">December 22, 2022</text:span></text:p>
          </draw:text-box>
        </draw:frame>
        <draw:frame draw:style-name="gr1" draw:text-style-name="P3" draw:layer="layout" svg:width="5.423cm" svg:height="6.508cm" svg:x="11.087cm" svg:y="3.017cm">
          <draw:image xlink:href="Pictures/10000000000000CD000000F66889BED8FC4AFE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1" draw:layer="layout" svg:width="25cm" svg:height="3cm" svg:x="1.27cm" svg:y="9.525cm" presentation:class="title" presentation:user-transformed="true">
          <draw:text-box>
            <text:p text:style-name="P1"><text:span text:style-name="T1">Long Holiday</text:span><text:span text:style-name="T1"><text:line-break/></text:span><text:span text:style-name="T1">December 23, 2022 – January 3, 2023</text:span></text:p>
          </draw:text-box>
        </draw:frame>
        <draw:frame draw:style-name="gr1" draw:text-style-name="P3" draw:layer="layout" svg:width="7.831cm" svg:height="7.831cm" svg:x="9.949cm" svg:y="1.694cm">
          <draw:image xlink:href="Pictures/1000000100000200000002000AAEF08A306673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1" draw:layer="layout" svg:width="25cm" svg:height="3cm" svg:x="1.27cm" svg:y="9.525cm" presentation:class="title" presentation:user-transformed="true">
          <draw:text-box>
            <text:p text:style-name="P1"><text:span text:style-name="T1">Enrollment Period</text:span><text:span text:style-name="T1"><text:line-break/></text:span><text:span text:style-name="T1">January 5-8, 2023</text:span></text:p>
          </draw:text-box>
        </draw:frame>
        <draw:frame draw:style-name="gr3" draw:text-style-name="P3" draw:layer="layout" svg:width="10.132cm" svg:height="7.69cm" svg:x="8.89cm" svg:y="1.905cm">
          <draw:image xlink:href="Pictures/100000000000033400000229E854457F45BD615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6T01:13:49.219690166</meta:creation-date>
    <meta:editing-duration>PT15M48S</meta:editing-duration>
    <meta:editing-cycles>5</meta:editing-cycles>
    <meta:generator>LibreOffice/7.2.7.2$Linux_X86_64 LibreOffice_project/20$Build-2</meta:generator>
    <dc:title>Blue Curve</dc:title>
    <dc:date>2022-11-16T02:04:38.678171987</dc:date>
    <meta:document-statistic meta:object-count="47"/>
  </office:meta>
</office:document-meta>
</file>